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position="sub 58%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font-name="Times New Roman" style:text-underline-style="none"/>
    </style:style>
    <style:style style:name="T11" style:family="text">
      <style:text-properties style:text-line-through-style="none" style:font-name="Times New Roman1" style:text-underline-style="none"/>
    </style:style>
    <style:style style:name="T12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10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1889</text:p>
      <text:p text:style-name="P2">Month<text:tab/><text:tab/><text:tab/><text:tab/><text:tab/><text:tab/>May</text:p>
      <text:p text:style-name="P2">Year<text:tab/><text:tab/><text:tab/><text:tab/><text:tab/><text:tab/>188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[Note: The number "69" is written in pencil and circled in the top right corner of the page.]</text:p>
      <text:p text:style-name="P4"/>
      <text:p text:style-name="P5">For Kedoshim on the rescuing of the/</text:p>
      <text:p text:style-name="P5">Dannmark by Captain Murrel of the Missouri/</text:p>
      <text:p text:style-name="P5">(/)89/</text:p>
      <text:p text:style-name="P5"/>
      <text:p text:style-name="P4">[Page 1]</text:p>
      <text:p text:style-name="P4">Whoever denies Moses originality, and insists that he/ palmed off as Divine what was a mere reproduct-/-ion of older legislations, ought to read with criti-/-cal analysis the 19th chapter of Leviticus, which<text:span text:style-name="T12">x</text:span>/ forms part of the Pentateuchal section of this Sabbath./ <text:s/>Let him compare the <text:span text:style-name="T1">rules</text:span><text:span text:style-name="T4"> statutes it contains from begin-/-ning to end, with the record which Herodotus--the/ reputed father of </text:span><text:span text:style-name="T1">of</text:span><text:span text:style-name="T4"> history--has left concerning Egypt./ <text:s/>Aside from the account of a senseless and often lasci-/-vious worship paid to innumerable and ludicrous/ and hideous objects,--exclaimed against by our inspired/ lawgiver,--let the critic show what resemblance was/ there between a religion which calls filial dutiful-/-ness a soul-sanctification, and the one day of physical and mental rest/ holy, and the religion </text:span><text:span text:style-name="T1">which</text:span><text:span text:style-name="T4"> according to which sons were/ not obliged to support their parents, </text:span><text:span text:style-name="T1">and</text:span><text:span text:style-name="T4"> </text:span><text:span text:style-name="T5">x</text:span><text:span text:style-name="T4">the religion which, through a/ fictitious division of casts, whole classes of men were/ doomed to incessant toil. <text:s/>If the pyramids, which/ Napoleon invoked, that, from their lofty heads, hoary/ with the age of forty centuries, they might tell his sol-/-diers the daringness they needed to conquer the famous/</text:span></text:p>
      <text:p text:style-name="P6"/>
      <text:p text:style-name="P6"><text:soft-page-break/>x is a sparkling gem of unfading lustre among the moral/ beauties of the Pentateuch./</text:p>
      <text:p text:style-name="P6"/>
      <text:p text:style-name="P6">x but daughters must support both their father and mother/</text:p>
      <text:p text:style-name="P6"/>
      <text:p text:style-name="P6">[Page 2]</text:p>
      <text:p text:style-name="P4"><text:span text:style-name="T4">land of antiquity, could have spoken, they would/ have related tales of blood--the blood which streamed/ from their builders. <text:s/>The story of </text:span><text:span text:style-name="T1">the</text:span><text:span text:style-name="T4"> hundreds who/ died in the quaries[sic!], and of </text:span><text:span text:style-name="T1">the</text:span><text:span text:style-name="T4"> thousands who perished/ in the transportation of the huge stones from whence/ they arose skyward, would have thrilled the </text:span><text:span text:style-name="T1">invading</text:span><text:span text:style-name="T4"> French invaders./ <text:s/>But the incredulous or skeptical critic should read in Hero-/-dotus of the irreconcilable antipathies of ancient peoples against/ foreigners, and draw a contrast with what we have re-/-cited this morning: "As one born in the land among you,/ shall be to you the stranger." <text:s/>And then review</text:span><text:span text:style-name="T1">ing</text:span><text:span text:style-name="T4"> closely all/ the ordinances regarding honesty of dealing and of/ thought, of charity bestowed upon the </text:span><text:span text:style-name="T1">needy</text:span><text:span text:style-name="T4"> necessitous as if/ it were their legitimate claim, of respect to age and/ virtue, of compassion to the infirm and the afflicted./ <text:s/>In fine, he should let his mind dwell upon that golden/ rule, which is ours, and say whether in the codes of the/ renowned nations of old, he finds: "love thy neighbor as/ thyself". <text:s/>And yet, I agree with an ancient writer/ that even this glorious principle, so broad and compre-/-hensive, has had precedence nad a more emphatic expres-/-sion in the earliest pages of our Bible./</text:span></text:p>
      <text:p text:style-name="P6"/>
      <text:p text:style-name="P6">[Page 3]</text:p>
      <text:p text:style-name="P4"><text:span text:style-name="T4">To my mind Ben Azza</text:span><text:span text:style-name="T6">ï</text:span><text:span text:style-name="T8"> </text:span><text:span text:style-name="T2">is</text:span><text:span text:style-name="T8"> has discovered in the Scriptures the brightest </text:span><text:span text:style-name="T2">example</text:span><text:span text:style-name="T8"> manifestation of hu-/-man brotherhood. <text:s/>Many are the valuable maxims enun-/-ciated by that young Sage, who did prematurely from/ too intense an application to metaphysics, or, to ex-/-press it in Talmudical langaue, who passed away because he entered the </text:span><text:span text:style-name="T9">Pardes</text:span><text:span text:style-name="T10">,/ in search of the unknowable. <text:s/>But of the many/ aphorisms attributed to Ben Azza</text:span><text:span text:style-name="T7">ï</text:span><text:span text:style-name="T10">, the following re-/-veals the whole depth of his religious soul, most/ clearly. <text:s/>Unfolding the book of Genesis, and pointing/ to the passage, which tells that God's creation/ of mankind in His own image, comprises male and/ female, whom He equally blessed, the youthful SAge/ regarded that, a teaching of </text:span><text:span text:style-name="T3">even</text:span><text:span text:style-name="T10"> a superior character </text:span><text:span text:style-name="T3">above</text:span><text:span text:style-name="T10"> superior even to/ </text:span><text:span text:style-name="T3">that of</text:span><text:span text:style-name="T10"> the golden rule "love they neighbor as thyself"./ <text:s/>He argued that Holy Writ lays down by it thus </text:span><text:span text:style-name="T3">great</text:span><text:span text:style-name="T10"> grandest/ of principles; that to serve our fellow-creatures is to serve/ their Sovereign Creature whose </text:span><text:span text:style-name="T3">spiritual</text:span><text:span text:style-name="T10"> celestial impress this immortally bear. <text:s/>Noble sentiment, enhan-/-cing in sublimity when we remember that at/ the historical period it was uttered, imperial Rome/ mercilessly crushed the learned in Judea under the/ wheel of refined engines of </text:span><text:span text:style-name="T3">refined</text:span><text:span text:style-name="T10"> torture./</text:span></text:p>
      <text:p text:style-name="P7"/>
      <text:p text:style-name="P7">[Page 4]</text:p>
      <text:p text:style-name="P4"><text:span text:style-name="T10">National sorrows </text:span><text:span text:style-name="T3">penetrating</text:span><text:span text:style-name="T10"> piercing the heart, could not never-/-less obliterate what the finger of God has ineffaceably/ imprinted thereon. <text:s/>All reasoning beings have a common/ origin, they are the offspring of the pair, male and/ female, upon whom, the Author of every thing that/ exists, bestowed a portion of His undying spirit and His/ benediction. <text:s/>It is because we have an identical descent/ and intellectual inheritance, that "one touch of nature/ makes the whole world kin." <text:s/>We feel that touch/ at the sight of misery, and never pause to enquire[sic!]/ who the sufferer is, what is </text:span><text:span text:style-name="T3">his</text:span><text:span text:style-name="T10"> the place of his birth,/ what language he speaks, what creed he swears by./ <text:s/>How magnificent the illustration of this soul-ennobling/ truth, which Philadelphia has just given! <text:s/>From/ the hour it became known that a ship had been/ lost, in the midst of the sea, universally eager was/ the wish to learn that her passengers and crew had/ survived the wreck. <text:s/>The painful suspense did/ not abate when days, rolling into weeks, brought/ no tidings of the precious burden carried by the Dan-/-mark, the floating wreckage of which was </text:span><text:span text:style-name="T3">seen</text:span><text:span text:style-name="T10"> discovered/ by another vessel on the trackless ocean./</text:span></text:p>
      <text:p text:style-name="P4"><text:span text:style-name="T10"/></text:p>
      <text:p text:style-name="P4"><text:span text:style-name="T10">[Page 5]</text:span></text:p>
      <text:p text:style-name="P4"><text:soft-page-break/><text:span text:style-name="T10">The sad fate of the President, the Schiller and other</text:span><text:span text:style-name="T3">s</text:span><text:span text:style-name="T10"> vessels that ruled/ and staggered like a drunken man upon stormy waves/ and sunk into the depths, was already feared and la-/-mented; but how joyful that spontaneous outburst/ of a people's greeting as the rescuer and his recsu-/-ing vessel arrived at our shores! <text:s/>The 365 human/ beings whom the Missouri </text:span><text:span text:style-name="T3">carried</text:span><text:span text:style-name="T10"> brought alive to this dear/ city of ours, after their soul had very nigh melted be-/-cause of the danger, and the 369 whom she safely/ landed at Lisbon, were not related to me, nor to you,/ I surmise. <text:s/>They </text:span><text:span text:style-name="T3">spoke a language</text:span><text:span text:style-name="T10"> conversed in a manner which possibly/ none of us understand; most probably not a single/ Israelite could be found among their number, yet,/ that "one touch", of which the peerless interpreter/ of nature in the English tongue, speaks, stirred us/ all and made us "kin" to creatures who share </text:span><text:span text:style-name="T3">us</text:span><text:span text:style-name="T10"> with us the/ heritage of the spirit </text:span><text:span text:style-name="T3">of</text:span><text:span text:style-name="T10"> which God </text:span><text:span text:style-name="T3">He</text:span><text:span text:style-name="T10"> breathed in the pri-/-meval days of the world into the parents of the human/ family. <text:s/>Thanks to that touch of nature 734 of/ our brothers and sisters in humanity, were delivered by/ the man, whose name is now a praise and a blessing/ and his deed an exemplar in both the Western and Eastern hemisphere./</text:span></text:p>
      <text:p text:style-name="P4"><text:span text:style-name="T10"/></text:p>
      <text:p text:style-name="P4"><text:span text:style-name="T10">[Page 6]</text:span></text:p>
      <text:p text:style-name="P4"><text:span text:style-name="T10">He declares that he is not entitled to </text:span><text:span text:style-name="T3">an</text:span><text:span text:style-name="T10"> ovations/ and </text:span><text:span text:style-name="T3">to a</text:span><text:span text:style-name="T10"> rewards for having simply done his duty,/ but to have done it under such tremendous diffi-/-culties as </text:span><text:span text:style-name="T3">met</text:span><text:span text:style-name="T10"> faced him; to have done it so tenderly,/ so readily in his care for mainly poor immigrants, valuing/ as nothing </text:span><text:span text:style-name="T3">the</text:span><text:span text:style-name="T10"> tens of thousands of property, in com-/-parison with the life of the humblest among those he/ snatched from death; to have done it regardless of/ the risk of having to </text:span><text:span text:style-name="T3">face</text:span><text:span text:style-name="T10"> stand reproof for the distinction/ of a rich cargo, and perhaps of losing his position, is/ indeed a just claim to popular acclamation and/ gratitude. <text:s/>And I confess that I read with un-/-feigned satisfaction of the gift of a gold watch/ studded with </text:span><text:span text:style-name="T3">the</text:span><text:span text:style-name="T10"> a diamond, </text:span><text:span text:style-name="T3">set in it</text:span><text:span text:style-name="T10"> by a Philadelphia Hebrew./ <text:s/>To the brave captain, Hamilton Murrel of the Missouri,/ that time-piece will be a memorial of </text:span><text:span text:style-name="T3">that which</text:span><text:span text:style-name="T10"> what/ we delight in. <text:s/>The book which Jews have treasured/ up as an inalienable heirloom, first taught the bro-/-therhood of man, and the descendants of Abraham, the/ friend of God, loyal to that principle, have been recog-/-nized as eminently humane [Hebrew] "merciful children of merciful parents."/</text:span></text:p>
      <text:p text:style-name="P4"><text:span text:style-name="T10"/></text:p>
      <text:p text:style-name="P4"><text:span text:style-name="T10">[Page 7]</text:span></text:p>
      <text:p text:style-name="P4"><text:span text:style-name="T10">But while I </text:span><text:span text:style-name="T3">am glad</text:span><text:span text:style-name="T10"> rejoice that our city and one of our/ people gave luminous proofs of harboring the sen-/-timent inculcated by Ben Azza</text:span><text:span text:style-name="T7">ï</text:span><text:span text:style-name="T10">, and exquisitely ex-/-pressed by Shakespeare, I am glad that hte reci-/-pient of encomiums and of presents in America is an/ Englishman. <text:s/>The incident which does so much credit/ to him and to us, may be the olive branch indicative/ of the complete allaying of waters in </text:span><text:span text:style-name="T9">Meribah</text:span><text:span text:style-name="T10">, which swelled up/ not long ago through an episode reflecting honor upon/ neither side of the Atlantic. <text:s/>The Sackville-Murchi-/-son affair revealed a laxity of morals, and a breach of/ propriety highly reprehensible. <text:s/>Incident is the maxim/ that all is allowed in politics, as it is very foul when/ applied in the transaction of business. <text:s/>[Hebrew]/ "Righteousness, only righteousness shalt thou follow;" we/ have read to-day. <text:s/>He who entrapped an indiscreet re-/-presentative of a foreign government by subterfuge,/ and then made him odious by divulging what was/ intended as private correspondence, is contemptible in/ the extreme, but the prime minister who, led by na-/-tional dislike, jeopardized the state of amity between two/ great powers, might have occasioned severe injury./</text:span></text:p>
      <text:p text:style-name="P4"><text:span text:style-name="T10"/></text:p>
      <text:p text:style-name="P4"><text:span text:style-name="T10">[Page 8]</text:span></text:p>
      <text:p text:style-name="P4"><text:span text:style-name="T10">That is what might have been the issue of Salis-/-bury's favoring or conniving at an indefensible intru-/-sion </text:span><text:span text:style-name="T3">in</text:span><text:span text:style-name="T10"> upon the internal division of political parties in/ the United States. <text:s/>That mischief was averted, we may/ attribute to </text:span><text:span text:style-name="T3">the</text:span><text:span text:style-name="T10"> our change of administration soon following/ the complicated plot, still, should any remains of/ the grudge exist in the minds of those over the other/ side of the ocean, who have with </text:span><text:span text:style-name="T3">us</text:span><text:span text:style-name="T10"> Americans unity of language/ and of literature; the public acknowledgment and subst-/-antial recognition of the hero of humanity, will remove/ all disturbing elements. <text:s/>Perchance, it was that </text:span><text:soft-page-break/><text:span text:style-name="T10">thought/ which induced Captain Murrel to emphasize the phrase,/ that he did what any </text:span><text:span text:style-name="T9">Englishman</text:span><text:span text:style-name="T10"> would have done/ under the same circumstance. <text:s/>For there is no desire/ among true patriots "to twist the tail of the British/ lion," as recently thrown out by the unscrupulous. <text:s/>To/ grow stronger, and more respected by pursuing the way of/ equity must be the endeavour and prayer of the Republic/ of Washington. <text:s/>With Isaiah I ask for peace, peace/ to those that are far and those that are near [Hebrew]/ [Hebrew]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5T14:08:16.29</meta:creation-date>
    <dc:date>2012-08-16T12:06:49.58</dc:date>
    <dc:creator>Penn Libraries</dc:creator>
    <meta:editing-duration>PT00H57M2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819" meta:character-count="11302"/>
  </office:meta>
</office:document-meta>
</file>